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aebd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1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1c1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9bcd9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size="7pt" fo:font-style="italic" style:font-size-asian="7pt" style:font-style-asian="italic" style:font-size-complex="7pt" style:font-style-complex="italic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size="8pt" fo:font-style="normal" style:font-size-asian="8pt" style:font-style-asian="normal" style:font-size-complex="8pt" style:font-style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font-family="'Albany AMT'" style:font-style-name="Regular" style:font-family-generic="swiss" style:font-pitch="variable" fo:font-size="7pt" fo:font-style="italic" style:font-family-asian="'Albany AMT'" style:font-style-name-asian="Regular" style:font-family-generic-asian="swiss" style:font-pitch-asian="variable" style:font-size-asian="7pt" style:font-style-asian="italic" style:font-family-complex="'Albany AMT'" style:font-style-name-complex="Regular" style:font-family-generic-complex="swiss" style:font-pitch-complex="variable" style:font-size-complex="7pt" style:font-style-complex="italic"/>
    </style:style>
    <style:style style:name="T5" style:family="text">
      <style:text-properties fo:font-family="'Albany AMT'" style:font-family-generic="roman" style:font-pitch="variable" fo:font-size="7pt" fo:font-style="italic" style:font-family-asian="'Albany AMT'" style:font-style-name-asian="Regular" style:font-family-generic-asian="swiss" style:font-pitch-asian="variable" style:font-size-asian="7pt" style:font-style-asian="italic" style:font-family-complex="'Albany AMT'" style:font-style-name-complex="Regular" style:font-family-generic-complex="swiss" style:font-pitch-complex="variable" style:font-size-complex="7pt" style:font-style-complex="italic"/>
    </style:style>
    <style:style style:name="T6" style:family="text">
      <style:text-properties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2.286cm" svg:height="0.508cm" svg:x="8.129cm" svg:y="11.132cm">
          <text:p text:style-name="P1"><text:span text:style-name="T1">course_s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286cm" svg:height="0.508cm" svg:x="15.876cm" svg:y="2.496cm">
          <text:p text:style-name="P1"><text:span text:style-name="T1">seme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2.286cm" svg:height="0.508cm" svg:x="15.876cm" svg:y="5.036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286cm" svg:height="0.508cm" svg:x="11.594cm" svg:y="5.036cm">
          <text:p text:style-name="P1"><text:span text:style-name="T1">tutor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.286cm" svg:height="0.508cm" svg:x="15.876cm" svg:y="8.592cm">
          <text:p text:style-name="P1"><text:span text:style-name="T1">cour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286cm" svg:height="0.508cm" svg:x="15.876cm" svg:y="11.132cm">
          <text:p text:style-name="P1"><text:span text:style-name="T1">workshe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2.286cm" svg:height="0.508cm" svg:x="8.126cm" svg:y="13.672cm">
          <text:p text:style-name="P1"><text:span text:style-name="T1">generic_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1" draw:layer="layout" svg:width="2.921cm" svg:height="0.508cm" svg:x="11.431cm" svg:y="13.672cm">
          <text:p text:style-name="P1"><text:span text:style-name="T1">generic_sub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2" draw:layer="layout" svg:width="2.54cm" svg:height="0.508cm" svg:x="15.749cm" svg:y="13.672cm">
          <text:p text:style-name="P1"><text:span text:style-name="T1">generic_probl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2.286cm" svg:height="0.508cm" svg:x="20.211cm" svg:y="5.03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2.286cm" svg:height="0.508cm" svg:x="11.594cm" svg:y="7.576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737cm" svg:y1="7.576cm" svg:x2="12.737cm" svg:y2="5.544cm" draw:start-shape="id1" draw:start-glue-point="0" draw:end-shape="id2" draw:end-glue-point="2">
          <text:p text:style-name="P5"/>
        </draw:connector>
        <draw:frame draw:style-name="gr5" draw:text-style-name="P6" draw:layer="layout" svg:width="1.306cm" svg:height="0.526cm" svg:x="12.55cm" svg:y="7.121cm">
          <draw:text-box>
            <text:p text:style-name="P5"><text:span text:style-name="T2">student</text:span></text:p>
          </draw:text-box>
        </draw:frame>
        <draw:frame draw:style-name="gr5" draw:text-style-name="P6" draw:layer="layout" svg:width="0.595cm" svg:height="0.526cm" svg:x="12.278cm" svg:y="7.162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2.295cm" svg:y="5.489cm">
          <draw:text-box>
            <text:p text:style-name="P5"><text:span text:style-name="T2">*</text:span></text:p>
          </draw:text-box>
        </draw:frame>
        <draw:frame draw:style-name="gr5" draw:text-style-name="P7" draw:layer="layout" svg:width="1.611cm" svg:height="0.526cm" draw:transform="rotate (1.57952297305457) translate (12.659cm 7.195cm)">
          <draw:text-box>
            <text:p text:style-name="P5"><text:span text:style-name="T3">attends </text:span><text:span text:style-name="T4">►</text:span></text:p>
          </draw:text-box>
        </draw:frame>
        <draw:frame draw:style-name="gr5" draw:text-style-name="P6" draw:layer="layout" svg:width="0.637cm" svg:height="0.526cm" svg:x="9.347cm" svg:y="4.837cm">
          <draw:text-box>
            <text:p text:style-name="P5"><text:span text:style-name="T2">1</text:span></text:p>
          </draw:text-box>
        </draw:frame>
        <draw:frame draw:style-name="gr5" draw:text-style-name="P6" draw:layer="layout" svg:width="0.595cm" svg:height="0.526cm" svg:x="11.155cm" svg:y="4.92cm">
          <draw:text-box>
            <text:p text:style-name="P5"><text:span text:style-name="T2">*</text:span></text:p>
          </draw:text-box>
        </draw:frame>
        <draw:frame draw:style-name="gr5" draw:text-style-name="P7" draw:layer="layout" svg:width="1.137cm" svg:height="0.526cm" svg:x="9.908cm" svg:y="4.839cm">
          <draw:text-box>
            <text:p text:style-name="P5"><text:span text:style-name="T4">◄</text:span><text:span text:style-name="T5">has</text:span></text:p>
          </draw:text-box>
        </draw:frame>
        <draw:frame draw:style-name="gr5" draw:text-style-name="P6" draw:layer="layout" svg:width="0.595cm" svg:height="0.526cm" svg:x="18.043cm" svg:y="4.911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9.744cm" svg:y="4.911cm">
          <draw:text-box>
            <text:p text:style-name="P5"><text:span text:style-name="T2">*</text:span></text:p>
          </draw:text-box>
        </draw:frame>
        <draw:frame draw:style-name="gr5" draw:text-style-name="P6" draw:layer="layout" svg:width="1.323cm" svg:height="0.526cm" svg:x="19.035cm" svg:y="5.201cm">
          <draw:text-box>
            <text:p text:style-name="P5"><text:span text:style-name="T2">lecturer</text:span></text:p>
          </draw:text-box>
        </draw:frame>
        <draw:frame draw:style-name="gr5" draw:text-style-name="P7" draw:layer="layout" svg:width="1.137cm" svg:height="0.526cm" svg:x="18.67cm" svg:y="4.856cm">
          <draw:text-box>
            <text:p text:style-name="P5"><text:span text:style-name="T5">has</text:span><text:span text:style-name="T4">►</text:span></text:p>
          </draw:text-box>
        </draw:frame>
        <draw:connector draw:style-name="gr4" draw:text-style-name="P8" draw:layer="layout" svg:x1="17.019cm" svg:y1="3.004cm" svg:x2="17.019cm" svg:y2="5.036cm" draw:start-shape="id3" draw:start-glue-point="2" draw:end-shape="id4" draw:end-glue-point="0">
          <text:p text:style-name="P5"/>
        </draw:connector>
        <draw:frame draw:style-name="gr5" draw:text-style-name="P7" draw:layer="layout" svg:width="1.937cm" svg:height="0.526cm" draw:transform="rotate (1.5995942594525) translate (16.936cm 4.945cm)">
          <draw:text-box>
            <text:p text:style-name="P5"><text:span text:style-name="T3">belongs to </text:span><text:span text:style-name="T4">►</text:span></text:p>
          </draw:text-box>
        </draw:frame>
        <draw:frame draw:style-name="gr5" draw:text-style-name="P6" draw:layer="layout" svg:width="0.595cm" svg:height="0.526cm" svg:x="16.57cm" svg:y="4.624cm">
          <draw:text-box>
            <text:p text:style-name="P5"><text:span text:style-name="T2">*</text:span></text:p>
          </draw:text-box>
        </draw:frame>
        <draw:frame draw:style-name="gr5" draw:text-style-name="P6" draw:layer="layout" svg:width="0.637cm" svg:height="0.526cm" svg:x="16.553cm" svg:y="2.93cm">
          <draw:text-box>
            <text:p text:style-name="P5"><text:span text:style-name="T2">1</text:span></text:p>
          </draw:text-box>
        </draw:frame>
        <draw:connector draw:style-name="gr4" draw:text-style-name="P8" draw:layer="layout" svg:x1="9.272cm" svg:y1="11.132cm" svg:x2="15.876cm" svg:y2="8.846cm" draw:start-shape="id5" draw:start-glue-point="0" draw:end-shape="id6" draw:end-glue-point="3">
          <text:p text:style-name="P5"/>
        </draw:connector>
        <draw:connector draw:style-name="gr4" draw:text-style-name="P8" draw:layer="layout" svg:x1="17.019cm" svg:y1="11.132cm" svg:x2="17.019cm" svg:y2="9.1cm" draw:start-shape="id7" draw:start-glue-point="0" draw:end-shape="id6" draw:end-glue-point="2">
          <text:p text:style-name="P5"/>
        </draw:connector>
        <draw:custom-shape draw:style-name="gr2" draw:text-style-name="P3" draw:id="id8" draw:layer="layout" svg:width="2.286cm" svg:height="0.508cm" svg:x="7.24cm" svg:y="5.036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93cm" svg:height="0.526cm" svg:x="9.373cm" svg:y="5.145cm">
          <draw:text-box>
            <text:p text:style-name="P5"><text:span text:style-name="T2">tutor</text:span></text:p>
          </draw:text-box>
        </draw:frame>
        <draw:connector draw:style-name="gr4" draw:text-style-name="P8" draw:layer="layout" svg:x1="15.876cm" svg:y1="5.29cm" svg:x2="13.88cm" svg:y2="5.29cm" draw:start-shape="id4" draw:start-glue-point="3" draw:end-shape="id2" draw:end-glue-point="1">
          <text:p text:style-name="P5"/>
        </draw:connector>
        <draw:frame draw:style-name="gr5" draw:text-style-name="P6" draw:layer="layout" svg:width="0.637cm" svg:height="0.526cm" svg:x="15.446cm" svg:y="4.855cm">
          <draw:text-box>
            <text:p text:style-name="P5"><text:span text:style-name="T2">1</text:span></text:p>
          </draw:text-box>
        </draw:frame>
        <draw:frame draw:style-name="gr5" draw:text-style-name="P6" draw:layer="layout" svg:width="0.595cm" svg:height="0.526cm" svg:x="15.368cm" svg:y="8.447cm">
          <draw:text-box>
            <text:p text:style-name="P5"><text:span text:style-name="T2">*</text:span></text:p>
          </draw:text-box>
        </draw:frame>
        <draw:frame draw:style-name="gr5" draw:text-style-name="P7" draw:layer="layout" svg:width="1.137cm" svg:height="0.526cm" svg:x="14.479cm" svg:y="4.856cm">
          <draw:text-box>
            <text:p text:style-name="P5"><text:span text:style-name="T5">has</text:span><text:span text:style-name="T4">►</text:span></text:p>
          </draw:text-box>
        </draw:frame>
        <draw:connector draw:style-name="gr4" draw:text-style-name="P8" draw:layer="layout" svg:x1="17.019cm" svg:y1="8.592cm" svg:x2="17.019cm" svg:y2="5.544cm" draw:start-shape="id6" draw:start-glue-point="0" draw:end-shape="id4" draw:end-glue-point="2">
          <text:p text:style-name="P5"/>
        </draw:connector>
        <draw:connector draw:style-name="gr4" draw:text-style-name="P8" draw:layer="layout" svg:x1="9.526cm" svg:y1="5.29cm" svg:x2="11.594cm" svg:y2="5.29cm" draw:start-shape="id8" draw:start-glue-point="1" draw:end-shape="id2" draw:end-glue-point="3">
          <text:p text:style-name="P5"/>
        </draw:connector>
        <draw:connector draw:style-name="gr4" draw:text-style-name="P8" draw:layer="layout" svg:x1="18.162cm" svg:y1="5.29cm" svg:x2="20.211cm" svg:y2="5.293cm" draw:start-shape="id4" draw:start-glue-point="1" draw:end-shape="id9" draw:end-glue-point="3">
          <text:p text:style-name="P5"/>
        </draw:connector>
        <draw:connector draw:style-name="gr4" draw:text-style-name="P9" draw:layer="layout" svg:x1="9.269cm" svg:y1="13.672cm" svg:x2="9.272cm" svg:y2="11.64cm" draw:start-shape="id10" draw:start-glue-point="0" draw:end-shape="id5" draw:end-glue-point="2">
          <text:p text:style-name="P5"/>
        </draw:connector>
        <draw:connector draw:style-name="gr4" draw:text-style-name="P9" draw:layer="layout" svg:x1="12.891cm" svg:y1="13.672cm" svg:x2="10.415cm" svg:y2="11.386cm" draw:start-shape="id11" draw:start-glue-point="0" draw:end-shape="id5" draw:end-glue-point="1">
          <text:p text:style-name="P5"/>
        </draw:connector>
        <draw:connector draw:style-name="gr4" draw:text-style-name="P9" draw:layer="layout" svg:x1="17.019cm" svg:y1="11.64cm" svg:x2="17.019cm" svg:y2="13.672cm" draw:start-shape="id7" draw:start-glue-point="2" draw:end-shape="id12" draw:end-glue-point="0">
          <text:p text:style-name="P5"/>
        </draw:connector>
        <draw:custom-shape draw:style-name="gr6" draw:text-style-name="P10" draw:id="id13" draw:layer="layout" svg:width="2.54cm" svg:height="0.508cm" svg:x="20.194cm" svg:y="8.592cm">
          <text:p text:style-name="P1"><text:span text:style-name="T6">generic_summary</text:span>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18.162cm" svg:y1="8.846cm" svg:x2="20.194cm" svg:y2="8.846cm" draw:start-shape="id6" draw:start-glue-point="1" draw:end-shape="id13" draw:end-glue-point="3">
          <text:p text:style-name="P5"/>
        </draw:connector>
        <draw:frame draw:style-name="gr5" draw:text-style-name="P7" draw:layer="layout" svg:width="1.937cm" svg:height="0.526cm" draw:transform="rotate (1.5995942594525) translate (16.936cm 7.946cm)">
          <draw:text-box>
            <text:p text:style-name="P5"><text:span text:style-name="T3">belongs to </text:span><text:span text:style-name="T4">►</text:span></text:p>
          </draw:text-box>
        </draw:frame>
        <draw:frame draw:style-name="gr5" draw:text-style-name="P6" draw:layer="layout" svg:width="0.637cm" svg:height="0.526cm" svg:x="16.554cm" svg:y="8.13cm">
          <draw:text-box>
            <text:p text:style-name="P5"><text:span text:style-name="T2">1</text:span></text:p>
          </draw:text-box>
        </draw:frame>
        <draw:frame draw:style-name="gr5" draw:text-style-name="P6" draw:layer="layout" svg:width="0.921cm" svg:height="0.526cm" svg:x="16.27cm" svg:y="5.514cm">
          <draw:text-box>
            <text:p text:style-name="P1"><text:span text:style-name="T2">0..1</text:span></text:p>
          </draw:text-box>
        </draw:frame>
        <draw:frame draw:style-name="gr5" draw:text-style-name="P7" draw:layer="layout" svg:width="1.137cm" svg:height="0.526cm" svg:x="18.656cm" svg:y="8.374cm">
          <draw:text-box>
            <text:p text:style-name="P5"><text:span text:style-name="T5">has</text:span><text:span text:style-name="T4">►</text:span></text:p>
          </draw:text-box>
        </draw:frame>
        <draw:frame draw:style-name="gr5" draw:text-style-name="P7" draw:layer="layout" svg:width="1.137cm" svg:height="0.526cm" svg:x="12.978cm" svg:y="8.398cm">
          <draw:text-box>
            <text:p text:style-name="P5"><text:span text:style-name="T4">◄</text:span><text:span text:style-name="T5">has</text:span></text:p>
          </draw:text-box>
        </draw:frame>
        <draw:frame draw:style-name="gr5" draw:text-style-name="P6" draw:layer="layout" svg:width="0.595cm" svg:height="0.526cm" svg:x="9.099cm" svg:y="10.733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8.069cm" svg:y="8.447cm">
          <draw:text-box>
            <text:p text:style-name="P5"><text:span text:style-name="T2">*</text:span></text:p>
          </draw:text-box>
        </draw:frame>
        <draw:frame draw:style-name="gr5" draw:text-style-name="P6" draw:layer="layout" svg:width="0.921cm" svg:height="0.526cm" svg:x="19.494cm" svg:y="8.414cm">
          <draw:text-box>
            <text:p text:style-name="P1"><text:span text:style-name="T2">0..1</text:span></text:p>
          </draw:text-box>
        </draw:frame>
        <draw:frame draw:style-name="gr5" draw:text-style-name="P6" draw:layer="layout" svg:width="0.595cm" svg:height="0.526cm" svg:x="16.556cm" svg:y="10.733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9.105cm" svg:y="13.317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2.705cm" svg:y="13.303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0.305cm" svg:y="11.033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6.556cm" svg:y="11.633cm">
          <draw:text-box>
            <text:p text:style-name="P5"><text:span text:style-name="T2">*</text:span></text:p>
          </draw:text-box>
        </draw:frame>
        <draw:frame draw:style-name="gr5" draw:text-style-name="P6" draw:layer="layout" svg:width="0.595cm" svg:height="0.526cm" svg:x="16.556cm" svg:y="13.233cm">
          <draw:text-box>
            <text:p text:style-name="P5"><text:span text:style-name="T2">*</text:span></text:p>
          </draw:text-box>
        </draw:frame>
        <draw:frame draw:style-name="gr5" draw:text-style-name="P6" draw:layer="layout" svg:width="0.921cm" svg:height="0.526cm" svg:x="16.291cm" svg:y="9.049cm">
          <draw:text-box>
            <text:p text:style-name="P5"><text:span text:style-name="T2">0..1</text:span></text:p>
          </draw:text-box>
        </draw:frame>
        <draw:custom-shape draw:style-name="gr7" draw:text-style-name="P12" draw:id="id14" draw:layer="layout" svg:width="2.159cm" svg:height="1.015cm" svg:x="13.21cm" svg:y="9.228cm">
          <text:p text:style-name="P11"><text:span text:style-name="T7">“</text:span><text:span text:style-name="T7">Modulo vc threads”,</text:span></text:p>
          <text:p text:style-name="P11"><text:span text:style-name="T7">see explanation</text:span></text:p>
          <text:p text:style-name="P11"><text:span text:style-name="T7">below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9" draw:layer="layout" draw:type="line" svg:x1="15.369cm" svg:y1="9.735cm" svg:x2="16.47cm" svg:y2="9.332cm" draw:start-shape="id14" draw:start-glue-point="7">
          <text:p text:style-name="P5"/>
        </draw:connector>
        <draw:custom-shape draw:style-name="gr6" draw:text-style-name="P10" draw:id="id15" draw:layer="layout" svg:width="2.54cm" svg:height="0.508cm" svg:x="20.194cm" svg:y="11.132cm">
          <text:p text:style-name="P1"><text:span text:style-name="T6">generic_summary</text:span>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18.162cm" svg:y1="11.386cm" svg:x2="20.194cm" svg:y2="11.386cm" draw:start-shape="id7" draw:start-glue-point="1" draw:end-shape="id15" draw:end-glue-point="3">
          <text:p text:style-name="P5"/>
        </draw:connector>
        <draw:frame draw:style-name="gr5" draw:text-style-name="P7" draw:layer="layout" svg:width="1.137cm" svg:height="0.526cm" svg:x="18.657cm" svg:y="10.932cm">
          <draw:text-box>
            <text:p text:style-name="P5"><text:span text:style-name="T5">has</text:span><text:span text:style-name="T4">►</text:span></text:p>
          </draw:text-box>
        </draw:frame>
        <draw:frame draw:style-name="gr5" draw:text-style-name="P6" draw:layer="layout" svg:width="0.595cm" svg:height="0.526cm" svg:x="18.07cm" svg:y="11.005cm">
          <draw:text-box>
            <text:p text:style-name="P5"><text:span text:style-name="T2">*</text:span></text:p>
          </draw:text-box>
        </draw:frame>
        <draw:frame draw:style-name="gr5" draw:text-style-name="P6" draw:layer="layout" svg:width="0.921cm" svg:height="0.526cm" svg:x="19.495cm" svg:y="10.944cm">
          <draw:text-box>
            <text:p text:style-name="P1"><text:span text:style-name="T2">0..1</text:span></text:p>
          </draw:text-box>
        </draw:frame>
        <draw:frame draw:style-name="gr5" draw:text-style-name="P6" draw:layer="layout" svg:width="0.595cm" svg:height="0.526cm" svg:x="9.1cm" svg:y="11.563cm">
          <draw:text-box>
            <text:p text:style-name="P5"><text:span text:style-name="T2">*</text:span></text:p>
          </draw:text-box>
        </draw:frame>
        <draw:custom-shape draw:style-name="gr6" draw:text-style-name="P10" draw:id="id16" draw:layer="layout" svg:width="2.54cm" svg:height="0.508cm" svg:x="3.542cm" svg:y="11.132cm">
          <text:p text:style-name="P1"><text:span text:style-name="T6">generic_summary</text:span>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6.082cm" svg:y1="11.386cm" svg:x2="8.129cm" svg:y2="11.386cm" draw:start-shape="id16" draw:start-glue-point="1" draw:end-shape="id5" draw:end-glue-point="3">
          <text:p text:style-name="P5"/>
        </draw:connector>
        <draw:frame draw:style-name="gr5" draw:text-style-name="P7" draw:layer="layout" svg:width="1.137cm" svg:height="0.526cm" svg:x="6.444cm" svg:y="10.991cm">
          <draw:text-box>
            <text:p text:style-name="P5"><text:span text:style-name="T4">◄</text:span><text:span text:style-name="T5">has</text:span></text:p>
          </draw:text-box>
        </draw:frame>
        <draw:frame draw:style-name="gr5" draw:text-style-name="P6" draw:layer="layout" svg:width="0.637cm" svg:height="0.526cm" svg:x="5.926cm" svg:y="10.963cm">
          <draw:text-box>
            <text:p text:style-name="P5"><text:span text:style-name="T2">1</text:span></text:p>
          </draw:text-box>
        </draw:frame>
        <draw:frame draw:style-name="gr5" draw:text-style-name="P6" draw:layer="layout" svg:width="0.595cm" svg:height="0.526cm" svg:x="7.676cm" svg:y="11.033cm">
          <draw:text-box>
            <text:p text:style-name="P5"><text:span text:style-name="T2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001cm" fo:page-height="24.99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9-05-16T01:31:54</meta:creation-date>
    <dc:date>2009-11-10T01:14:42</dc:date>
    <meta:editing-cycles>23</meta:editing-cycles>
    <meta:editing-duration>PT5H33M36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